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Normalny" style:master-page-name="MP0">
      <style:paragraph-properties style:page-number="auto" fo:break-before="page"/>
    </style:style>
    <style:style style:name="P2" style:family="paragraph">
      <style:paragraph-properties style:writing-mode="lr-tb"/>
    </style:style>
    <style:style style:name="T1" style:family="text">
      <style:text-properties fo:language="pl" fo:country="PL" style:language-asian="pl" style:country-asian="PL"/>
    </style:style>
    <style:style style:name="T2" style:family="text">
      <style:text-properties fo:font-size="9pt" fo:language="pl" fo:country="PL" style:font-size-asian="9pt" style:font-name-complex="Arial" style:font-size-complex="9pt"/>
    </style:style>
    <style:style style:name="T3" style:family="text">
      <style:text-properties style:font-name-complex="Arial" style:font-size-complex="10pt"/>
    </style:style>
    <style:style style:name="T4" style:family="text">
      <style:text-properties fo:language="pl" fo:country="PL" style:font-name-complex="Arial" style:font-size-complex="10pt"/>
    </style:style>
    <style:style style:name="T5" style:family="text">
      <style:text-properties style:font-name-complex="Arial"/>
    </style:style>
    <style:style style:name="T6" style:family="text">
      <style:text-properties fo:font-size="9pt" style:font-size-asian="9pt" style:font-name-complex="Arial" style:font-size-complex="9pt"/>
    </style:style>
    <style:style style:name="T7" style:family="text">
      <style:text-properties fo:color="#000000" fo:font-size="9pt" style:font-size-asian="9pt" style:font-name-complex="Arial" style:font-size-complex="9pt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opacity="100%" draw:textarea-vertical-align="top" draw:auto-grow-height="false" draw:auto-grow-width="false" fo:min-height="2.477cm" fo:min-width="0.953cm" fo:padding-top="0.127cm" fo:padding-bottom="0.127cm" fo:padding-left="0.254cm" fo:padding-right="0.254cm" fo:wrap-option="wrap" style:run-through="background"/>
    </style:style>
    <style:style style:name="gr3" style:family="graphic">
      <style:graphic-properties draw:stroke="none" draw:fill="solid" draw:fill-color="#ffffff" draw:opacity="100%" draw:textarea-vertical-align="top" draw:auto-grow-height="false" draw:auto-grow-width="false" fo:min-height="6.6cm" fo:min-width="2.223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solid" svg:stroke-width="0.026cm" svg:stroke-color="#000000" svg:stroke-opacity="100%" draw:stroke-linejoin="miter" draw:fill="none" fo:min-height="3.334cm" fo:padding-top="-0.02cm" fo:padding-bottom="-0.02cm" fo:padding-left="-0.02cm" fo:padding-right="-0.02cm" style:run-through="background"/>
    </style:style>
    <style:style style:name="gr5" style:family="graphic">
      <style:graphic-properties draw:stroke="solid" svg:stroke-width="0.026cm" svg:stroke-color="#000000" svg:stroke-opacity="100%" draw:stroke-linejoin="round" draw:fill="none" fo:padding-top="-0.02cm" fo:padding-bottom="-0.02cm" fo:padding-left="-0.02cm" fo:padding-right="-0.02cm" style:run-through="background"/>
    </style:style>
    <style:style style:name="gr6" style:family="graphic">
      <style:graphic-properties draw:stroke="none" draw:fill="none" draw:textarea-vertical-align="top" draw:auto-grow-height="false" draw:auto-grow-width="false" fo:min-height="6.668cm" fo:min-width="6.35cm" fo:padding-top="0.127cm" fo:padding-bottom="0.127cm" fo:padding-left="0.254cm" fo:padding-right="0.254cm" fo:wrap-option="wrap" style:run-through="background"/>
    </style:style>
    <style:style style:name="gr7" style:family="graphic">
      <style:graphic-properties style:run-through="background"/>
    </style:style>
    <style:style style:name="gr8" style:family="graphic">
      <style:graphic-properties draw:stroke="none" draw:fill="none" draw:textarea-vertical-align="top" draw:auto-grow-height="false" draw:auto-grow-width="false" fo:min-height="1.907cm" fo:min-width="0.953cm" fo:padding-top="0.127cm" fo:padding-bottom="0.127cm" fo:padding-left="0.254cm" fo:padding-right="0.254cm" fo:wrap-option="wrap" style:run-through="background"/>
    </style:style>
    <style:style style:name="gr9" style:family="graphic">
      <style:graphic-properties draw:stroke="solid" svg:stroke-width="0.026cm" svg:stroke-color="#000000" svg:stroke-opacity="100%" draw:stroke-linejoin="miter" draw:fill="none" fo:min-height="8.403cm" fo:padding-top="-0.02cm" fo:padding-bottom="-0.02cm" fo:padding-left="-0.02cm" fo:padding-right="-0.02cm" style:run-through="background"/>
    </style:style>
    <style:style style:name="gr10" style:family="graphic">
      <style:graphic-properties draw:stroke="none" draw:fill="solid" draw:fill-color="#ffffff" draw:opacity="100%" draw:textarea-vertical-align="top" draw:auto-grow-height="false" draw:auto-grow-width="false" fo:min-height="2.228cm" fo:min-width="0.953cm" fo:padding-top="0.127cm" fo:padding-bottom="0.127cm" fo:padding-left="0.254cm" fo:padding-right="0.254cm" fo:wrap-option="wrap" style:run-through="background"/>
    </style:style>
    <style:style style:name="gr11" style:family="graphic">
      <style:graphic-properties draw:stroke="none" draw:fill="solid" draw:fill-color="#ffffff" draw:opacity="100%" draw:textarea-vertical-align="top" draw:auto-grow-height="false" draw:auto-grow-width="false" fo:min-height="6.683cm" fo:min-width="3.493cm" fo:padding-top="0.127cm" fo:padding-bottom="0.127cm" fo:padding-left="0.254cm" fo:padding-right="0.254cm" fo:wrap-option="wrap" style:run-through="background"/>
    </style:style>
    <style:style style:name="gr12" style:family="graphic">
      <style:graphic-properties draw:stroke="solid" svg:stroke-width="0.026cm" svg:stroke-color="#000000" svg:stroke-opacity="100%" draw:stroke-linejoin="miter" draw:fill="none" fo:min-height="5.35cm" fo:padding-top="-0.02cm" fo:padding-bottom="-0.02cm" fo:padding-left="-0.02cm" fo:padding-right="-0.02cm" style:run-through="background"/>
    </style:style>
    <style:style style:name="gr13" style:family="graphic">
      <style:graphic-properties draw:stroke="none" draw:fill="solid" draw:fill-color="#ffffff" draw:opacity="100%" draw:textarea-vertical-align="top" draw:auto-grow-height="false" draw:auto-grow-width="false" fo:min-height="1.905cm" fo:min-width="0.953cm" fo:padding-top="0.127cm" fo:padding-bottom="0.127cm" fo:padding-left="0.254cm" fo:padding-right="0.254cm" fo:wrap-option="wrap" style:run-through="background"/>
    </style:style>
    <style:style style:name="gr14" style:family="graphic">
      <style:graphic-properties draw:stroke="none" draw:fill="solid" draw:fill-color="#ffffff" draw:opacity="100%" draw:textarea-vertical-align="top" draw:auto-grow-height="false" draw:auto-grow-width="false" fo:min-height="4.761cm" fo:min-width="2.858cm" fo:padding-top="0.127cm" fo:padding-bottom="0.127cm" fo:padding-left="0.254cm" fo:padding-right="0.254cm" fo:wrap-option="wrap" style:run-through="background"/>
    </style:style>
    <style:style style:name="gr15" style:family="graphic">
      <style:graphic-properties draw:stroke="solid" svg:stroke-width="0.026cm" svg:stroke-color="#000000" svg:stroke-opacity="100%" draw:stroke-linejoin="miter" draw:fill="none" fo:padding-top="-0.02cm" fo:padding-bottom="-0.02cm" fo:padding-left="-0.02cm" fo:padding-right="-0.02cm" style:run-through="background"/>
    </style:style>
    <style:style style:name="gr16" style:family="graphic">
      <style:graphic-properties draw:stroke="none" draw:fill="solid" draw:fill-color="#ffffff" draw:opacity="100%" draw:textarea-vertical-align="top" draw:auto-grow-height="false" draw:auto-grow-width="false" fo:min-height="2.221cm" fo:min-width="0.953cm" fo:padding-top="0.127cm" fo:padding-bottom="0.127cm" fo:padding-left="0.254cm" fo:padding-right="0.254cm" fo:wrap-option="wrap" style:run-through="background"/>
    </style:style>
    <style:style style:name="gr17" style:family="graphic">
      <style:graphic-properties draw:stroke="none" draw:fill="solid" draw:fill-color="#ffffff" draw:opacity="100%" draw:textarea-vertical-align="top" draw:auto-grow-height="false" draw:auto-grow-width="false" fo:min-height="5.071cm" fo:min-width="0.635cm" fo:padding-top="0.127cm" fo:padding-bottom="0.127cm" fo:padding-left="0.254cm" fo:padding-right="0.254cm" fo:wrap-option="wrap" style:run-through="background"/>
    </style:style>
    <style:style style:name="gr18" style:family="graphic">
      <style:graphic-properties draw:stroke="solid" svg:stroke-width="0.026cm" svg:stroke-color="#000000" draw:marker-end="a20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26cm" svg:stroke-color="#000000" draw:marker-end="a18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26cm" svg:stroke-color="#000000" draw:marker-end="a16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26cm" svg:stroke-color="#000000" draw:marker-end="a14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026cm" svg:stroke-color="#000000" draw:marker-end="a12" svg:stroke-opacity="100%" draw:stroke-linejoin="round" draw:fill="none" fo:min-height="2.625cm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26cm" svg:stroke-color="#000000" draw:marker-start="a41" draw:marker-end="a42" svg:stroke-opacity="100%" draw:stroke-linejoin="round" draw:fill="none" fo:min-height="1.402cm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name="Group 55" draw:style-name="gr1"><draw:frame draw:name="Text Box 56" draw:style-name="gr10" draw:text-style-name="P2" svg:width="2.229cm" svg:height="1.138cm" svg:x="3.057cm" svg:y="5.292cm"><draw:text-box><text:p><text:span text:style-name="T2">Walidator</text:span></text:p></draw:text-box></draw:frame><draw:frame draw:name="Text Box 57" draw:style-name="gr11" draw:text-style-name="P2" svg:width="6.682cm" svg:height="4.171cm" svg:x="0.829cm" svg:y="6.05cm"><draw:text-box><text:p><text:span text:style-name="T6">- plansza : Plansza</text:span></text:p><text:p><text:span text:style-name="T6"/></text:p><text:p><text:span text:style-name="T2">+ sprawdzRuch(r i: int, c: int) : boolean</text:span></text:p><text:p><text:span text:style-name="T2">+ czyNarysowane() : boolean</text:span></text:p><text:p><text:span text:style-name="T2">+ czyWygrana() : boolean</text:span></text:p><text:p><text:span text:style-name="T2">- czyWygranaRzad(r : int) : boolean</text:span></text:p><text:p><text:span text:style-name="T2">- czyWygranaKol(c : int) : boolean</text:span></text:p><text:p><text:span text:style-name="T2">- czyWygranaPrzekatna() : boolean</text:span></text:p><text:p><text:span text:style-name="T6">- czyWygranaSkos() : boolean</text:span></text:p><text:p><text:span text:style-name="T6"/></text:p></draw:text-box></draw:frame><draw:custom-shape draw:name="Rectangle 58" draw:style-name="gr12" draw:text-style-name="P2" svg:width="6.682cm" svg:height="5.308cm" svg:x="0.829cm" svg:y="5.292cm"><text:p/><draw:enhanced-geometry svg:viewBox="0 0 21600 21600" draw:type="non-primitive" draw:enhanced-path="M 0 0 L 21600 0 21600 21600 0 21600 Z N"/></draw:custom-shape><draw:custom-shape draw:name="Line 59" draw:style-name="gr5" draw:text-style-name="P2" svg:width="6.682cm" svg:height="0.003cm" svg:x="0.829cm" svg:y="6.0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Line 60" draw:style-name="gr5" draw:text-style-name="P2" svg:width="6.682cm" svg:height="0.003cm" svg:x="0.829cm" svg:y="6.80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g text:anchor-type="paragraph" draw:z-index="0" draw:name="Group 42" draw:style-name="gr1"><draw:frame draw:name="Text Box 43" draw:style-name="gr2" draw:text-style-name="P2" svg:width="2.477cm" svg:height="1.098cm" svg:x="11.894cm" svg:y="5.927cm"><draw:text-box><text:p><text:span text:style-name="T2">Gracz</text:span></text:p></draw:text-box></draw:frame><draw:frame draw:name="Text Box 44" draw:style-name="gr3" draw:text-style-name="P2" svg:width="6.599cm" svg:height="2.56cm" svg:x="9.419cm" svg:y="6.659cm"><draw:text-box><text:p><text:span text:style-name="T2">- mojZnak : char</text:span></text:p><text:p><text:span text:style-name="T2"><text:s/></text:span></text:p><text:p><text:span text:style-name="T2"/></text:p><text:p><text:span text:style-name="T2">+ pobierzZnak() : char</text:span></text:p><text:p><text:span text:style-name="T2">+ zrobRuch(plansza : Plansza) : void</text:span></text:p><text:p><text:span text:style-name="T2"><text:s/></text:span></text:p></draw:text-box></draw:frame><draw:custom-shape draw:name="Rectangle 45" draw:style-name="gr4" draw:text-style-name="P2" svg:width="6.188cm" svg:height="3.292cm" svg:x="9.419cm" svg:y="5.927cm"><text:p/><draw:enhanced-geometry svg:viewBox="0 0 21600 21600" draw:type="non-primitive" draw:enhanced-path="M 0 0 L 21600 0 21600 21600 0 21600 Z N"/></draw:custom-shape><draw:custom-shape draw:name="Line 46" draw:style-name="gr5" draw:text-style-name="P2" svg:width="6.188cm" svg:height="0.003cm" svg:x="9.419cm" svg:y="6.65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Line 47" draw:style-name="gr5" draw:text-style-name="P2" svg:width="6.188cm" svg:height="0.003cm" svg:x="9.419cm" svg:y="7.75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custom-shape text:anchor-type="paragraph" draw:z-index="9" draw:name="Line 77" draw:style-name="gr22" draw:text-style-name="P2" svg:width="1.588cm" svg:height="2.581cm" svg:x="9.737cm" svg:y="9.379cm"><text:p/>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text:anchor-type="paragraph" draw:z-index="8" draw:name="Line 76" draw:style-name="gr21" draw:text-style-name="P2" svg:width="0.636cm" svg:height="7.302cm" svg:x="8.151cm" svg:y="4.657cm"><text:p/>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text:anchor-type="paragraph" draw:z-index="7" draw:name="Line 75" draw:style-name="gr20" draw:text-style-name="P2" svg:width="0.318cm" svg:height="1.271cm" svg:x="10.689cm" svg:y="4.65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text:anchor-type="paragraph" draw:z-index="6" draw:name="Line 74" draw:style-name="gr19" draw:text-style-name="P2" svg:width="1.908cm" svg:height="1.271cm" svg:x="6.241cm" svg:y="4.022cm"><text:p/>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text:anchor-type="paragraph" draw:z-index="5" draw:name="Line 73" draw:style-name="gr18" draw:text-style-name="P2" svg:width="2.223cm" svg:height="1.271cm" svg:x="5.927cm" svg:y="2.43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text:anchor-type="paragraph" draw:z-index="4" draw:name="Group 67" draw:style-name="gr1"><draw:frame draw:name="Text Box 68" draw:style-name="gr16" draw:text-style-name="P2" svg:width="2.222cm" svg:height="0.953cm" svg:x="3.069cm" svg:y="1.164cm"><draw:text-box><text:p><text:span text:style-name="T2">Start</text:span></text:p></draw:text-box></draw:frame><draw:frame draw:name="Text Box 69" draw:style-name="gr17" draw:text-style-name="P2" svg:width="5.07cm" svg:height="0.636cm" svg:x="1.164cm" svg:y="2.117cm"><draw:text-box><text:p><text:span text:style-name="T7">+ main(arg[] : String</text:span></text:p><text:p><text:span text:style-name="T7"><text:s/></text:span></text:p></draw:text-box></draw:frame><draw:custom-shape draw:name="Rectangle 70" draw:style-name="gr15" draw:text-style-name="P2" svg:width="4.763cm" svg:height="1.906cm" svg:x="1.164cm" svg:y="1.164cm"><text:p/><draw:enhanced-geometry svg:viewBox="0 0 21600 21600" draw:type="non-primitive" draw:enhanced-path="M 0 0 L 21600 0 21600 21600 0 21600 Z N"/></draw:custom-shape><draw:custom-shape draw:name="Line 71" draw:style-name="gr5" draw:text-style-name="P2" svg:width="4.763cm" svg:height="0.003cm" svg:x="1.164cm" svg:y="1.7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Line 72" draw:style-name="gr5" draw:text-style-name="P2" svg:width="4.762cm" svg:height="0.003cm" svg:x="1.164cm" svg:y="2.11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g text:anchor-type="paragraph" draw:z-index="3" draw:name="Group 61" draw:style-name="gr1"><draw:frame draw:name="Text Box 62" draw:style-name="gr13" draw:text-style-name="P2" svg:width="1.906cm" svg:height="0.953cm" svg:x="10.056cm" svg:y="0.847cm"><draw:text-box><text:p><text:span text:style-name="T2">Gra</text:span></text:p></draw:text-box></draw:frame><draw:frame draw:name="Text Box 63" draw:style-name="gr14" draw:text-style-name="P2" svg:width="4.762cm" svg:height="2.858cm" svg:x="8.151cm" svg:y="1.482cm"><draw:text-box><text:p><text:span text:style-name="T6">- plansza : Plansza</text:span></text:p><text:p><text:span text:style-name="T6">- walidator : Walidator</text:span></text:p><text:p><text:span text:style-name="T2">- gracz1 : Gracz</text:span></text:p><text:p><text:span text:style-name="T2">- gracz2 : Gracz</text:span></text:p><text:p><text:span text:style-name="T2"/></text:p><text:p><text:span text:style-name="T2">+ graj () : void</text:span></text:p><text:p><text:span text:style-name="T6">- zmianaGraczy() : void</text:span></text:p><text:p><text:span text:style-name="T6"/></text:p></draw:text-box></draw:frame><draw:custom-shape draw:name="Rectangle 64" draw:style-name="gr15" draw:text-style-name="P2" svg:width="4.762cm" svg:height="3.811cm" svg:x="8.151cm" svg:y="0.847cm"><text:p/><draw:enhanced-geometry svg:viewBox="0 0 21600 21600" draw:type="non-primitive" draw:enhanced-path="M 0 0 L 21600 0 21600 21600 0 21600 Z N"/></draw:custom-shape><draw:custom-shape draw:name="Line 65" draw:style-name="gr5" draw:text-style-name="P2" svg:width="4.763cm" svg:height="0.003cm" svg:x="8.151cm" svg:y="1.48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Line 66" draw:style-name="gr5" draw:text-style-name="P2" svg:width="4.753cm" svg:height="0.003cm" svg:x="8.151cm" svg:y="3.38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g text:anchor-type="paragraph" draw:z-index="1" draw:name="Group 48" draw:style-name="gr1"><draw:frame draw:name="Text Box 49" draw:style-name="gr6" draw:text-style-name="P2" svg:width="6.668cm" svg:height="8.362cm" svg:x="4.338cm" svg:y="12.795cm"><draw:text-box><text:p><text:span text:style-name="T3">- mojaPlansza[ ] [ ] : char</text:span></text:p><text:p><text:span text:style-name="T3">- walidator : Walidator</text:span></text:p><text:p><text:span text:style-name="T3">- ROZMIAR : static final int</text:span></text:p><text:p><text:span text:style-name="T3">- WOLNE static final <text:s/>char</text:span></text:p><text:p><text:span text:style-name="T3"/></text:p><text:p><text:span text:style-name="T3">+ ustawWalidator (wal : Walidator)</text:span></text:p><text:p><text:span text:style-name="T3">+ wypiszSiatke() : void</text:span></text:p><text:p><text:span text:style-name="T4">+ pobierzZnakZPlanszy(r : int, c : int)</text:span></text:p><text:p><text:span text:style-name="T4">+ czyWolnePola() : boolean</text:span></text:p><text:p><text:span text:style-name="T4">+ umiescZnak(r : int, c : int, t : char)</text:span></text:p><text:p><text:span text:style-name="T4"><text:s text:c="22"/></text:span><text:span text:style-name="T3">: boolean</text:span></text:p><text:p><text:span text:style-name="T3">+ wolnePole(r : int, c : int) : boolean</text:span></text:p><text:p><text:span text:style-name="T3">+ pobierzRozmiar() : int</text:span></text:p><text:p><text:span text:style-name="T5"><text:s/></text:span></text:p></draw:text-box></draw:frame><draw:g draw:name="Group 50" draw:style-name="gr7"><draw:frame draw:name="Text Box 51" draw:style-name="gr8" draw:text-style-name="P2" svg:width="1.908cm" svg:height="1.257cm" svg:x="6.562cm" svg:y="11.959cm"><draw:text-box><text:p><text:span text:style-name="T4">Plansza</text:span></text:p></draw:text-box></draw:frame><draw:custom-shape draw:name="Line 52" draw:style-name="gr5" draw:text-style-name="P2" svg:width="7.302cm" svg:height="0.003cm" svg:x="4.022cm" svg:y="15.30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Rectangle 53" draw:style-name="gr9" draw:text-style-name="P2" svg:width="7.302cm" svg:height="8.362cm" svg:x="4.022cm" svg:y="11.959cm"><text:p/><draw:enhanced-geometry svg:viewBox="0 0 21600 21600" draw:type="non-primitive" draw:enhanced-path="M 0 0 L 21600 0 21600 21600 0 21600 Z N"/></draw:custom-shape><draw:custom-shape draw:name="Line 54" draw:style-name="gr5" draw:text-style-name="P2" svg:width="7.296cm" svg:height="0.003cm" svg:x="4.022cm" svg:y="12.7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/draw:g><draw:custom-shape text:anchor-type="paragraph" draw:z-index="10" draw:name="Line 78" draw:style-name="gr23" draw:text-style-name="P2" svg:width="0.636cm" svg:height="1.361cm" svg:x="5.609cm" svg:y="10.5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omyślna_20_czcionka_20_akapitu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</office:font-face-decls>
  <office:styles>
    <draw:marker draw:name="a12" svg:viewBox="0 0 20 30" svg:d="m10 0-10 30h20z"/>
    <draw:marker draw:name="a14" svg:viewBox="0 0 20 30" svg:d="m10 0-10 30h20z"/>
    <draw:marker draw:name="a16" svg:viewBox="0 0 20 30" svg:d="m10 0-10 30h20z"/>
    <draw:marker draw:name="a18" svg:viewBox="0 0 20 30" svg:d="m10 0-10 30h20z"/>
    <draw:marker draw:name="a20" svg:viewBox="0 0 20 30" svg:d="m10 0-10 30h20z"/>
    <draw:marker draw:name="a41" svg:viewBox="0 0 20 30" svg:d="m10 0-10 30h20z"/>
    <draw:marker draw:name="a42" svg:viewBox="0 0 20 30" svg:d="m10 0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l" fo:country="PL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l" fo:country="PL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cm" fo:margin-bottom="0cm" fo:line-height="100%" fo:hyphenation-ladder-count="no-limit"/>
      <style:text-properties style:font-name="Arial" fo:font-size="10pt" fo:language="en" fo:country="GB" style:font-name-asian="Times New Roman" style:font-size-asian="10pt" style:font-name-complex="Times New Roman" style:font-size-complex="12pt" fo:hyphenate="false" fo:hyphenation-remain-char-count="0" fo:hyphenation-push-char-count="0"/>
    </style:style>
    <style:style style:name="Domyślna_20_czcionka_20_akapitu" style:display-name="Domyślna czcionka akapitu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zej</meta:initial-creator>
    <dc:creator>andrzej plurecki</dc:creator>
    <meta:creation-date>2014-10-27T22:13:00Z</meta:creation-date>
    <dc:date>2014-10-27T23:34:47.65</dc:date>
    <meta:editing-cycles>9</meta:editing-cycles>
    <meta:editing-duration>PT13M33S</meta:editing-duration>
    <meta:document-statistic meta:table-count="0" meta:image-count="0" meta:object-count="0" meta:page-count="1" meta:paragraph-count="0" meta:word-count="0" meta:character-count="0"/>
    <meta:template xlink:type="simple" xlink:actuate="onRequest" xlink:title="" xlink:href="Normal"/>
  </office:meta>
</office:document-meta>
</file>